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ext_20_body">
      <style:text-properties officeooo:rsid="01367c37" officeooo:paragraph-rsid="001b615c"/>
    </style:style>
    <style:style style:name="P3" style:family="paragraph" style:parent-style-name="Text_20_body">
      <style:text-properties officeooo:rsid="0137e227" officeooo:paragraph-rsid="001b615c"/>
    </style:style>
    <style:style style:name="P4" style:family="paragraph" style:parent-style-name="Standard">
      <style:text-properties fo:font-weight="bold" officeooo:rsid="012c2dc9" officeooo:paragraph-rsid="001b615c" style:font-weight-asian="bold" style:font-weight-complex="bold"/>
    </style:style>
    <style:style style:name="P5" style:family="paragraph" style:parent-style-name="Standard">
      <style:text-properties fo:font-weight="bold" officeooo:rsid="015164f3" officeooo:paragraph-rsid="001b615c" style:font-weight-asian="bold" style:font-weight-complex="bold"/>
    </style:style>
    <style:style style:name="P6" style:family="paragraph" style:parent-style-name="Standard">
      <style:text-properties fo:font-weight="bold" officeooo:rsid="012f1e4a" officeooo:paragraph-rsid="001b615c" style:font-weight-asian="bold" style:font-weight-complex="bold"/>
    </style:style>
    <style:style style:name="P7" style:family="paragraph" style:parent-style-name="Standard">
      <style:text-properties fo:font-weight="bold" officeooo:rsid="012f1e4a" officeooo:paragraph-rsid="001c83cb" style:font-weight-asian="bold" style:font-weight-complex="bold"/>
    </style:style>
    <style:style style:name="P8" style:family="paragraph" style:parent-style-name="Standard">
      <style:text-properties fo:font-weight="bold" officeooo:rsid="036c1563" officeooo:paragraph-rsid="001b615c" style:font-weight-asian="bold" style:font-weight-complex="bold"/>
    </style:style>
    <style:style style:name="P9" style:family="paragraph" style:parent-style-name="Standard" style:list-style-name="L1">
      <style:text-properties fo:font-weight="bold" officeooo:rsid="036c84ba" officeooo:paragraph-rsid="001b615c" style:font-weight-asian="bold" style:font-weight-complex="bold"/>
    </style:style>
    <style:style style:name="P10" style:family="paragraph" style:parent-style-name="Standard" style:list-style-name="L1">
      <style:text-properties fo:font-weight="bold" officeooo:rsid="036cc33d" officeooo:paragraph-rsid="001b615c" style:font-weight-asian="bold" style:font-weight-complex="bold"/>
    </style:style>
    <style:style style:name="P11" style:family="paragraph" style:parent-style-name="Standard">
      <style:text-properties fo:font-weight="bold" officeooo:rsid="036cc33d" officeooo:paragraph-rsid="001b615c" style:font-weight-asian="bold" style:font-weight-complex="bold"/>
    </style:style>
    <style:style style:name="P12" style:family="paragraph" style:parent-style-name="Standard" style:list-style-name="L1">
      <style:text-properties fo:font-weight="bold" officeooo:rsid="036f8832" officeooo:paragraph-rsid="001b615c" style:font-weight-asian="bold" style:font-weight-complex="bold"/>
    </style:style>
    <style:style style:name="P13" style:family="paragraph" style:parent-style-name="Standard">
      <style:text-properties fo:font-weight="bold" officeooo:rsid="036f8832" officeooo:paragraph-rsid="001b615c" style:font-weight-asian="bold" style:font-weight-complex="bold"/>
    </style:style>
    <style:style style:name="P14" style:family="paragraph" style:parent-style-name="Standard" style:list-style-name="L3">
      <style:text-properties fo:font-weight="bold" officeooo:rsid="036e6a4b" officeooo:paragraph-rsid="001b615c" style:font-weight-asian="bold" style:font-weight-complex="bold"/>
    </style:style>
    <style:style style:name="P15" style:family="paragraph" style:parent-style-name="Standard">
      <style:text-properties fo:font-weight="bold" officeooo:rsid="0362f7d3" officeooo:paragraph-rsid="001b615c" style:font-weight-asian="bold" style:font-weight-complex="bold"/>
    </style:style>
    <style:style style:name="P16" style:family="paragraph" style:parent-style-name="Standard">
      <style:text-properties fo:font-weight="bold" officeooo:rsid="01679799" officeooo:paragraph-rsid="001c83cb" style:font-weight-asian="bold" style:font-weight-complex="bold"/>
    </style:style>
    <style:style style:name="P17" style:family="paragraph" style:parent-style-name="Standard">
      <style:text-properties fo:font-weight="bold" officeooo:rsid="014d05fb" officeooo:paragraph-rsid="001c83cb" style:font-weight-asian="bold" style:font-weight-complex="bold"/>
    </style:style>
    <style:style style:name="P18" style:family="paragraph" style:parent-style-name="Standard">
      <style:text-properties fo:font-weight="bold" officeooo:rsid="0049ab77" officeooo:paragraph-rsid="001c83cb" style:font-weight-asian="bold" style:font-weight-complex="bold"/>
    </style:style>
    <style:style style:name="P19" style:family="paragraph" style:parent-style-name="Standard">
      <style:text-properties fo:font-weight="bold" officeooo:rsid="016383e5" officeooo:paragraph-rsid="001c83cb" style:font-weight-asian="bold" style:font-weight-complex="bold"/>
    </style:style>
    <style:style style:name="P20" style:family="paragraph" style:parent-style-name="Standard">
      <style:text-properties fo:font-weight="bold" officeooo:rsid="0164d66e" officeooo:paragraph-rsid="001c83cb" style:font-weight-asian="bold" style:font-weight-complex="bold"/>
    </style:style>
    <style:style style:name="P21" style:family="paragraph" style:parent-style-name="Standard">
      <style:text-properties fo:font-weight="bold" officeooo:rsid="0168f8a4" officeooo:paragraph-rsid="001c83cb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21409a" fo:font-weight="bold" officeooo:rsid="01e6b5d0" officeooo:paragraph-rsid="001b615c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d1f63" fo:font-weight="bold" officeooo:rsid="01e6b5d0" officeooo:paragraph-rsid="001b615c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d1f63" fo:font-weight="normal" officeooo:rsid="036e6a4b" officeooo:paragraph-rsid="001b615c" style:font-weight-asian="normal" style:font-weight-complex="normal"/>
    </style:style>
    <style:style style:name="P25" style:family="paragraph" style:parent-style-name="Standard">
      <style:text-properties fo:color="#000000" fo:font-weight="bold" officeooo:rsid="01ec4c8b" officeooo:paragraph-rsid="001b615c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fo:font-weight="bold" officeooo:rsid="001daee6" officeooo:paragraph-rsid="001daee6" style:font-weight-asian="bold" style:font-weight-complex="bold"/>
    </style:style>
    <style:style style:name="P27" style:family="paragraph" style:parent-style-name="Standard">
      <style:text-properties officeooo:rsid="012f1e4a" officeooo:paragraph-rsid="001b615c"/>
    </style:style>
    <style:style style:name="P28" style:family="paragraph" style:parent-style-name="Standard">
      <style:text-properties officeooo:rsid="01336feb" officeooo:paragraph-rsid="001b615c"/>
    </style:style>
    <style:style style:name="P29" style:family="paragraph" style:parent-style-name="Standard">
      <style:text-properties fo:font-style="italic" fo:font-weight="bold" officeooo:rsid="013af3cd" officeooo:paragraph-rsid="001b615c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font-style="italic" fo:font-weight="bold" officeooo:rsid="01393e30" officeooo:paragraph-rsid="001b615c" style:font-style-asian="italic" style:font-weight-asian="bold" style:font-style-complex="italic" style:font-weight-complex="bold"/>
    </style:style>
    <style:style style:name="P31" style:family="paragraph" style:parent-style-name="Standard">
      <style:text-properties officeooo:rsid="0140edd1" officeooo:paragraph-rsid="001b615c"/>
    </style:style>
    <style:style style:name="P32" style:family="paragraph" style:parent-style-name="Standard">
      <style:text-properties officeooo:rsid="01367c37" officeooo:paragraph-rsid="001b615c"/>
    </style:style>
    <style:style style:name="P33" style:family="paragraph" style:parent-style-name="Standard">
      <style:text-properties officeooo:rsid="0137e227" officeooo:paragraph-rsid="001b615c"/>
    </style:style>
    <style:style style:name="P34" style:family="paragraph" style:parent-style-name="Standard">
      <style:text-properties fo:color="#000060" style:text-line-through-style="none" style:text-line-through-type="none" style:text-underline-style="none" officeooo:rsid="012f1e4a" officeooo:paragraph-rsid="001b615c" style:text-blinking="false"/>
    </style:style>
    <style:style style:name="P35" style:family="paragraph" style:parent-style-name="Standard">
      <style:text-properties fo:font-weight="normal" officeooo:rsid="036c84ba" officeooo:paragraph-rsid="001b615c" style:font-weight-asian="normal" style:font-weight-complex="normal"/>
    </style:style>
    <style:style style:name="P36" style:family="paragraph" style:parent-style-name="Standard">
      <style:text-properties fo:font-weight="normal" officeooo:rsid="0370fd77" officeooo:paragraph-rsid="001b615c" style:font-weight-asian="normal" style:font-weight-complex="normal"/>
    </style:style>
    <style:style style:name="P37" style:family="paragraph" style:parent-style-name="Standard">
      <style:text-properties fo:font-weight="normal" officeooo:rsid="03766d73" officeooo:paragraph-rsid="001b615c" style:font-weight-asian="normal" style:font-weight-complex="normal"/>
    </style:style>
    <style:style style:name="P38" style:family="paragraph" style:parent-style-name="Standard">
      <style:text-properties fo:font-weight="normal" officeooo:rsid="036f8832" officeooo:paragraph-rsid="001b615c" style:font-weight-asian="normal" style:font-weight-complex="normal"/>
    </style:style>
    <style:style style:name="P39" style:family="paragraph" style:parent-style-name="Standard">
      <style:text-properties fo:font-weight="normal" officeooo:rsid="036cc33d" officeooo:paragraph-rsid="001b615c" style:font-weight-asian="normal" style:font-weight-complex="normal"/>
    </style:style>
    <style:style style:name="P40" style:family="paragraph" style:parent-style-name="Standard">
      <style:text-properties fo:font-weight="normal" officeooo:rsid="0362f7d3" officeooo:paragraph-rsid="001b615c" style:font-weight-asian="normal" style:font-weight-complex="normal"/>
    </style:style>
    <style:style style:name="P41" style:family="paragraph" style:parent-style-name="Standard">
      <style:text-properties fo:font-weight="normal" officeooo:rsid="03635acb" officeooo:paragraph-rsid="001b615c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14d05fb" officeooo:paragraph-rsid="001c83cb" style:font-weight-asian="normal" style:font-weight-complex="normal"/>
    </style:style>
    <style:style style:name="P43" style:family="paragraph" style:parent-style-name="Standard">
      <style:text-properties fo:font-weight="normal" officeooo:rsid="0164d66e" officeooo:paragraph-rsid="001c83cb" style:font-weight-asian="normal" style:font-weight-complex="normal"/>
    </style:style>
    <style:style style:name="P44" style:family="paragraph" style:parent-style-name="Standard">
      <style:text-properties fo:font-weight="normal" officeooo:rsid="017090e3" officeooo:paragraph-rsid="001c83cb" style:font-weight-asian="normal" style:font-weight-complex="normal"/>
    </style:style>
    <style:style style:name="P45" style:family="paragraph" style:parent-style-name="Standard">
      <style:text-properties fo:font-weight="normal" officeooo:rsid="017178cb" officeooo:paragraph-rsid="001c83cb" style:font-weight-asian="normal" style:font-weight-complex="normal"/>
    </style:style>
    <style:style style:name="P46" style:family="paragraph" style:parent-style-name="Standard">
      <style:text-properties fo:font-weight="normal" officeooo:rsid="01731283" officeooo:paragraph-rsid="001c83cb" style:font-weight-asian="normal" style:font-weight-complex="normal"/>
    </style:style>
    <style:style style:name="P47" style:family="paragraph" style:parent-style-name="Standard">
      <style:text-properties fo:font-weight="normal" officeooo:rsid="01742a9d" officeooo:paragraph-rsid="001c83cb" style:font-weight-asian="normal" style:font-weight-complex="normal"/>
    </style:style>
    <style:style style:name="P48" style:family="paragraph" style:parent-style-name="Standard">
      <style:text-properties fo:font-weight="normal" officeooo:rsid="0168f8a4" officeooo:paragraph-rsid="001c83cb" style:font-weight-asian="normal" style:font-weight-complex="normal"/>
    </style:style>
    <style:style style:name="P49" style:family="paragraph" style:parent-style-name="Standard">
      <style:text-properties fo:font-weight="normal" officeooo:rsid="01679799" officeooo:paragraph-rsid="001c83cb" style:font-weight-asian="normal" style:font-weight-complex="normal"/>
    </style:style>
    <style:style style:name="P50" style:family="paragraph" style:parent-style-name="Standard">
      <style:text-properties officeooo:rsid="012750c1" officeooo:paragraph-rsid="001c83cb"/>
    </style:style>
    <style:style style:name="P51" style:family="paragraph" style:parent-style-name="Standard">
      <style:text-properties officeooo:rsid="012a9bce" officeooo:paragraph-rsid="001c83cb"/>
    </style:style>
    <style:style style:name="P52" style:family="paragraph" style:parent-style-name="Standard">
      <style:text-properties officeooo:rsid="0145d9b1" officeooo:paragraph-rsid="001c83cb"/>
    </style:style>
    <style:style style:name="P53" style:family="paragraph" style:parent-style-name="Standard">
      <style:text-properties officeooo:rsid="014861b4" officeooo:paragraph-rsid="001c83cb"/>
    </style:style>
    <style:style style:name="P54" style:family="paragraph" style:parent-style-name="Standard">
      <style:paragraph-properties fo:text-align="justify" style:justify-single-word="false"/>
      <style:text-properties officeooo:rsid="014d05fb" officeooo:paragraph-rsid="001c83cb"/>
    </style:style>
    <style:style style:name="P55" style:family="paragraph" style:parent-style-name="Standard">
      <style:text-properties officeooo:rsid="014d05fb" officeooo:paragraph-rsid="001c83cb"/>
    </style:style>
    <style:style style:name="P56" style:family="paragraph" style:parent-style-name="Standard">
      <style:text-properties officeooo:rsid="012c2dc9" officeooo:paragraph-rsid="001c83cb"/>
    </style:style>
    <style:style style:name="P57" style:family="paragraph" style:parent-style-name="Standard">
      <style:text-properties officeooo:rsid="012942be" officeooo:paragraph-rsid="001c83cb"/>
    </style:style>
    <style:style style:name="P58" style:family="paragraph" style:parent-style-name="Standard">
      <style:text-properties officeooo:rsid="01318b10" officeooo:paragraph-rsid="001c83cb"/>
    </style:style>
    <style:style style:name="P59" style:family="paragraph" style:parent-style-name="Standard">
      <style:text-properties officeooo:paragraph-rsid="001c83cb"/>
    </style:style>
    <style:style style:name="P60" style:family="paragraph" style:parent-style-name="Standard">
      <style:paragraph-properties fo:margin-left="1.27cm" fo:margin-right="0cm" fo:text-indent="0cm" style:auto-text-indent="false"/>
      <style:text-properties officeooo:rsid="012f1e4a" officeooo:paragraph-rsid="001b615c"/>
    </style:style>
    <style:style style:name="P61" style:family="paragraph" style:parent-style-name="Standard">
      <style:paragraph-properties fo:text-align="center" style:justify-single-word="false" fo:break-before="page"/>
      <style:text-properties fo:font-weight="bold" officeooo:rsid="012ff812" officeooo:paragraph-rsid="001c83cb" style:font-weight-asian="bold" style:font-weight-complex="bold"/>
    </style:style>
    <style:style style:name="P62" style:family="paragraph" style:parent-style-name="Standard" style:master-page-name="">
      <loext:graphic-properties draw:fill="none"/>
      <style:paragraph-properties fo:margin-left="3.799cm" fo:margin-right="0cm" fo:text-indent="0cm" style:auto-text-indent="false" style:page-number="auto" fo:background-color="transparent"/>
      <style:text-properties fo:font-weight="normal" officeooo:rsid="0168f8a4" officeooo:paragraph-rsid="001c83cb" style:font-weight-asian="normal" style:font-weight-complex="normal"/>
    </style:style>
    <style:style style:name="P63" style:family="paragraph" style:parent-style-name="Footnote">
      <style:text-properties fo:font-size="9pt" officeooo:rsid="038709ca" officeooo:paragraph-rsid="038709ca" style:font-size-asian="9pt" style:font-size-complex="9pt"/>
    </style:style>
    <style:style style:name="T1" style:family="text">
      <style:text-properties fo:color="#000060" style:text-line-through-style="none" style:text-line-through-type="none" style:text-underline-style="none" style:text-blinking="false"/>
    </style:style>
    <style:style style:name="T2" style:family="text">
      <style:text-properties fo:color="#000060" style:text-line-through-style="none" style:text-line-through-type="none" style:text-underline-style="none" officeooo:rsid="015a84d8" style:text-blinking="false"/>
    </style:style>
    <style:style style:name="T3" style:family="text">
      <style:text-properties fo:color="#0d1f63"/>
    </style:style>
    <style:style style:name="T4" style:family="text">
      <style:text-properties fo:color="#0d1f63" officeooo:rsid="0201a3cc"/>
    </style:style>
    <style:style style:name="T5" style:family="text">
      <style:text-properties fo:color="#0d1f63" officeooo:rsid="01eeaaf6"/>
    </style:style>
    <style:style style:name="T6" style:family="text">
      <style:text-properties fo:color="#0d1f63" officeooo:rsid="01ec4c8b"/>
    </style:style>
    <style:style style:name="T7" style:family="text">
      <style:text-properties fo:color="#0d1f63" officeooo:rsid="036b792f"/>
    </style:style>
    <style:style style:name="T8" style:family="text">
      <style:text-properties fo:color="#0d1f63" fo:font-weight="bold" officeooo:rsid="015164f3" style:font-weight-asian="bold" style:font-weight-complex="bold"/>
    </style:style>
    <style:style style:name="T9" style:family="text">
      <style:text-properties fo:color="#0d1f63" officeooo:rsid="0162447f"/>
    </style:style>
    <style:style style:name="T10" style:family="text">
      <style:text-properties fo:color="#000000" officeooo:rsid="01e30d5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e5dd13" style:font-weight-asian="normal" style:font-weight-complex="normal"/>
    </style:style>
    <style:style style:name="T13" style:family="text">
      <style:text-properties fo:font-weight="normal" officeooo:rsid="013b87fe" style:font-weight-asian="normal" style:font-weight-complex="normal"/>
    </style:style>
    <style:style style:name="T14" style:family="text">
      <style:text-properties fo:font-weight="normal" officeooo:rsid="036cc33d" style:font-weight-asian="normal" style:font-weight-complex="normal"/>
    </style:style>
    <style:style style:name="T15" style:family="text">
      <style:text-properties fo:font-weight="normal" officeooo:rsid="036c84ba" style:font-weight-asian="normal" style:font-weight-complex="normal"/>
    </style:style>
    <style:style style:name="T16" style:family="text">
      <style:text-properties fo:font-weight="normal" officeooo:rsid="0374e10a" style:font-weight-asian="normal" style:font-weight-complex="normal"/>
    </style:style>
    <style:style style:name="T17" style:family="text">
      <style:text-properties fo:font-weight="normal" officeooo:rsid="0370fd77" style:font-weight-asian="normal" style:font-weight-complex="normal"/>
    </style:style>
    <style:style style:name="T18" style:family="text">
      <style:text-properties fo:font-weight="normal" officeooo:rsid="037e60b9" style:font-weight-asian="normal" style:font-weight-complex="normal"/>
    </style:style>
    <style:style style:name="T19" style:family="text">
      <style:text-properties fo:font-weight="normal" officeooo:rsid="0380de00" style:font-weight-asian="normal" style:font-weight-complex="normal"/>
    </style:style>
    <style:style style:name="T20" style:family="text">
      <style:text-properties fo:font-weight="normal" officeooo:rsid="03766d73" style:font-weight-asian="normal" style:font-weight-complex="normal"/>
    </style:style>
    <style:style style:name="T21" style:family="text">
      <style:text-properties fo:font-weight="normal" officeooo:rsid="03782766" style:font-weight-asian="normal" style:font-weight-complex="normal"/>
    </style:style>
    <style:style style:name="T22" style:family="text">
      <style:text-properties fo:font-weight="normal" officeooo:rsid="037849dd" style:font-weight-asian="normal" style:font-weight-complex="normal"/>
    </style:style>
    <style:style style:name="T23" style:family="text">
      <style:text-properties fo:font-weight="normal" officeooo:rsid="037a4694" style:font-weight-asian="normal" style:font-weight-complex="normal"/>
    </style:style>
    <style:style style:name="T24" style:family="text">
      <style:text-properties fo:font-weight="normal" officeooo:rsid="036c1563" style:font-weight-asian="normal" style:font-weight-complex="normal"/>
    </style:style>
    <style:style style:name="T25" style:family="text">
      <style:text-properties fo:font-weight="normal" officeooo:rsid="0365e7f5" style:font-weight-asian="normal" style:font-weight-complex="normal"/>
    </style:style>
    <style:style style:name="T26" style:family="text">
      <style:text-properties fo:font-weight="normal" officeooo:rsid="03676851" style:font-weight-asian="normal" style:font-weight-complex="normal"/>
    </style:style>
    <style:style style:name="T27" style:family="text">
      <style:text-properties fo:font-weight="normal" officeooo:rsid="0164d66e" style:font-weight-asian="normal" style:font-weight-complex="normal"/>
    </style:style>
    <style:style style:name="T28" style:family="text">
      <style:text-properties fo:font-weight="normal" officeooo:rsid="01660699" style:font-weight-asian="normal" style:font-weight-complex="normal"/>
    </style:style>
    <style:style style:name="T29" style:family="text">
      <style:text-properties fo:font-weight="normal" officeooo:rsid="017090e3" style:font-weight-asian="normal" style:font-weight-complex="normal"/>
    </style:style>
    <style:style style:name="T30" style:family="text">
      <style:text-properties fo:font-weight="normal" officeooo:rsid="01716d9e" style:font-weight-asian="normal" style:font-weight-complex="normal"/>
    </style:style>
    <style:style style:name="T31" style:family="text">
      <style:text-properties fo:font-weight="normal" officeooo:rsid="017178cb" style:font-weight-asian="normal" style:font-weight-complex="normal"/>
    </style:style>
    <style:style style:name="T32" style:family="text">
      <style:text-properties fo:font-weight="normal" officeooo:rsid="0207eaed" style:font-weight-asian="normal" style:font-weight-complex="normal"/>
    </style:style>
    <style:style style:name="T33" style:family="text">
      <style:text-properties fo:font-weight="normal" officeooo:rsid="0179ba8d" style:font-weight-asian="normal" style:font-weight-complex="normal"/>
    </style:style>
    <style:style style:name="T34" style:family="text">
      <style:text-properties fo:font-weight="normal" officeooo:rsid="020833b0" style:font-weight-asian="normal" style:font-weight-complex="normal"/>
    </style:style>
    <style:style style:name="T35" style:family="text">
      <style:text-properties fo:font-weight="normal" officeooo:rsid="01731283" style:font-weight-asian="normal" style:font-weight-complex="normal"/>
    </style:style>
    <style:style style:name="T36" style:family="text">
      <style:text-properties fo:font-weight="normal" officeooo:rsid="01742a9d" style:font-weight-asian="normal" style:font-weight-complex="normal"/>
    </style:style>
    <style:style style:name="T37" style:family="text">
      <style:text-properties fo:font-weight="normal" officeooo:rsid="01781cf8" style:font-weight-asian="normal" style:font-weight-complex="normal"/>
    </style:style>
    <style:style style:name="T38" style:family="text">
      <style:text-properties fo:font-weight="normal" officeooo:rsid="016afd95" style:font-weight-asian="normal" style:font-weight-complex="normal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13af3c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1393e30" style:font-style-asian="italic" style:font-weight-asian="bold" style:font-style-complex="italic" style:font-weight-complex="bold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1434647" style:font-style-asian="italic" style:font-style-complex="italic"/>
    </style:style>
    <style:style style:name="T45" style:family="text">
      <style:text-properties fo:font-style="italic" officeooo:rsid="015164f3" style:font-style-asian="italic" style:font-style-complex="italic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151b3f1" style:font-weight-asian="bold" style:font-weight-complex="bold"/>
    </style:style>
    <style:style style:name="T48" style:family="text">
      <style:text-properties fo:font-weight="bold" officeooo:rsid="013edf7b" style:font-weight-asian="bold" style:font-weight-complex="bold"/>
    </style:style>
    <style:style style:name="T49" style:family="text">
      <style:text-properties fo:font-weight="bold" officeooo:rsid="01ea99c5" style:font-weight-asian="bold" style:font-weight-complex="bold"/>
    </style:style>
    <style:style style:name="T50" style:family="text">
      <style:text-properties fo:font-weight="bold" officeooo:rsid="03643f94" style:font-weight-asian="bold" style:font-weight-complex="bold"/>
    </style:style>
    <style:style style:name="T51" style:family="text">
      <style:text-properties fo:font-weight="bold" officeooo:rsid="012a9bce" style:font-weight-asian="bold" style:font-weight-complex="bold"/>
    </style:style>
    <style:style style:name="T52" style:family="text">
      <style:text-properties fo:font-weight="bold" officeooo:rsid="012c2dc9" style:font-weight-asian="bold" style:font-weight-complex="bold"/>
    </style:style>
    <style:style style:name="T53" style:family="text">
      <style:text-properties fo:font-weight="bold" officeooo:rsid="014861b4" style:font-weight-asian="bold" style:font-weight-complex="bold"/>
    </style:style>
    <style:style style:name="T54" style:family="text">
      <style:text-properties fo:font-weight="bold" officeooo:rsid="015164f3" style:font-weight-asian="bold" style:font-weight-complex="bold"/>
    </style:style>
    <style:style style:name="T55" style:family="text">
      <style:text-properties fo:font-weight="bold" officeooo:rsid="0146b722" style:font-weight-asian="bold" style:font-weight-complex="bold"/>
    </style:style>
    <style:style style:name="T56" style:family="text">
      <style:text-properties fo:font-weight="bold" officeooo:rsid="0181f881" style:font-weight-asian="bold" style:font-weight-complex="bold"/>
    </style:style>
    <style:style style:name="T57" style:family="text">
      <style:text-properties fo:font-weight="bold" officeooo:rsid="01875f9b" style:font-weight-asian="bold" style:font-weight-complex="bold"/>
    </style:style>
    <style:style style:name="T58" style:family="text">
      <style:text-properties fo:font-weight="bold" officeooo:rsid="016afd95" style:font-weight-asian="bold" style:font-weight-complex="bold"/>
    </style:style>
    <style:style style:name="T59" style:family="text">
      <style:text-properties fo:font-weight="bold" officeooo:rsid="01f58378" fo:background-color="#fff200" loext:char-shading-value="0" style:font-weight-asian="bold" style:font-weight-complex="bold"/>
    </style:style>
    <style:style style:name="T60" style:family="text">
      <style:text-properties fo:font-weight="bold" officeooo:rsid="01f58378" fo:background-color="#ed1c24" loext:char-shading-value="0" style:font-weight-asian="bold" style:font-weight-complex="bold"/>
    </style:style>
    <style:style style:name="T61" style:family="text">
      <style:text-properties officeooo:rsid="0151b3f1"/>
    </style:style>
    <style:style style:name="T62" style:family="text">
      <style:text-properties officeooo:rsid="0140edd1"/>
    </style:style>
    <style:style style:name="T63" style:family="text">
      <style:text-properties officeooo:rsid="01434647"/>
    </style:style>
    <style:style style:name="T64" style:family="text">
      <style:text-properties officeooo:rsid="01568d07"/>
    </style:style>
    <style:style style:name="T65" style:family="text">
      <style:text-properties officeooo:rsid="013530fb"/>
    </style:style>
    <style:style style:name="T66" style:family="text">
      <style:text-properties officeooo:rsid="01e8cf32"/>
    </style:style>
    <style:style style:name="T67" style:family="text">
      <style:text-properties officeooo:rsid="013af3cd"/>
    </style:style>
    <style:style style:name="T68" style:family="text">
      <style:text-properties fo:color="#21409a"/>
    </style:style>
    <style:style style:name="T69" style:family="text">
      <style:text-properties fo:color="#21409a" officeooo:rsid="01393e30"/>
    </style:style>
    <style:style style:name="T70" style:family="text">
      <style:text-properties fo:color="#21409a" officeooo:rsid="013a2fce"/>
    </style:style>
    <style:style style:name="T71" style:family="text">
      <style:text-properties officeooo:rsid="01578299"/>
    </style:style>
    <style:style style:name="T72" style:family="text">
      <style:text-properties officeooo:rsid="013edf7b"/>
    </style:style>
    <style:style style:name="T73" style:family="text">
      <style:text-properties officeooo:rsid="01ea99c5"/>
    </style:style>
    <style:style style:name="T74" style:family="text">
      <style:text-properties officeooo:rsid="02025158"/>
    </style:style>
    <style:style style:name="T75" style:family="text">
      <style:text-properties officeooo:rsid="036b792f"/>
    </style:style>
    <style:style style:name="T76" style:family="text">
      <style:text-properties fo:color="#ed1c24" fo:font-weight="normal" officeooo:rsid="037e60b9" style:font-weight-asian="normal" style:font-weight-complex="normal"/>
    </style:style>
    <style:style style:name="T77" style:family="text">
      <style:text-properties officeooo:rsid="03766d73"/>
    </style:style>
    <style:style style:name="T78" style:family="text">
      <style:text-properties style:font-name="Liberation Serif1" fo:font-weight="normal" officeooo:rsid="037849dd" style:font-weight-asian="normal" style:font-weight-complex="normal"/>
    </style:style>
    <style:style style:name="T79" style:family="text">
      <style:text-properties style:font-name="Liberation Serif1" fo:font-weight="normal" officeooo:rsid="037a4694" style:font-weight-asian="normal" style:font-weight-complex="normal"/>
    </style:style>
    <style:style style:name="T80" style:family="text">
      <style:text-properties officeooo:rsid="037a4694"/>
    </style:style>
    <style:style style:name="T81" style:family="text">
      <style:text-properties fo:color="#003d73"/>
    </style:style>
    <style:style style:name="T82" style:family="text">
      <style:text-properties officeooo:rsid="037c0aa8"/>
    </style:style>
    <style:style style:name="T83" style:family="text">
      <style:text-properties officeooo:rsid="0382af34"/>
    </style:style>
    <style:style style:name="T84" style:family="text">
      <style:text-properties officeooo:rsid="037d5086"/>
    </style:style>
    <style:style style:name="T85" style:family="text">
      <style:text-properties officeooo:rsid="038709ca"/>
    </style:style>
    <style:style style:name="T86" style:family="text">
      <style:text-properties officeooo:rsid="03643f94"/>
    </style:style>
    <style:style style:name="T87" style:family="text">
      <style:text-properties officeooo:rsid="0365e7f5"/>
    </style:style>
    <style:style style:name="T88" style:family="text">
      <style:text-properties officeooo:rsid="03676851"/>
    </style:style>
    <style:style style:name="T89" style:family="text">
      <style:text-properties style:use-window-font-color="true" officeooo:rsid="0365e7f5"/>
    </style:style>
    <style:style style:name="T90" style:family="text">
      <style:text-properties style:use-window-font-color="true" fo:font-weight="bold" officeooo:rsid="01f58378" fo:background-color="#00a65d" loext:char-shading-value="0" style:font-weight-asian="bold" style:font-weight-complex="bold"/>
    </style:style>
    <style:style style:name="T91" style:family="text">
      <style:text-properties officeooo:rsid="012a9bce"/>
    </style:style>
    <style:style style:name="T92" style:family="text">
      <style:text-properties officeooo:rsid="01459533"/>
    </style:style>
    <style:style style:name="T93" style:family="text">
      <style:text-properties officeooo:rsid="014c36e2"/>
    </style:style>
    <style:style style:name="T94" style:family="text">
      <style:text-properties officeooo:rsid="0145d9b1"/>
    </style:style>
    <style:style style:name="T95" style:family="text">
      <style:text-properties officeooo:rsid="014861b4"/>
    </style:style>
    <style:style style:name="T96" style:family="text">
      <style:text-properties officeooo:rsid="015164f3"/>
    </style:style>
    <style:style style:name="T97" style:family="text">
      <style:text-properties officeooo:rsid="0162447f"/>
    </style:style>
    <style:style style:name="T98" style:family="text">
      <style:text-properties officeooo:rsid="01f5621e"/>
    </style:style>
    <style:style style:name="T99" style:family="text">
      <style:text-properties officeooo:rsid="014f1a28"/>
    </style:style>
    <style:style style:name="T100" style:family="text">
      <style:text-properties officeooo:rsid="01f58378"/>
    </style:style>
    <style:style style:name="T101" style:family="text">
      <style:text-properties officeooo:rsid="014d05fb"/>
    </style:style>
    <style:style style:name="T102" style:family="text">
      <style:text-properties officeooo:rsid="0146b722"/>
    </style:style>
    <style:style style:name="T103" style:family="text">
      <style:text-properties officeooo:rsid="015ac171"/>
    </style:style>
    <style:style style:name="T10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0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06" style:family="text">
      <style:text-properties officeooo:rsid="0205ee83"/>
    </style:style>
    <style:style style:name="T107" style:family="text">
      <style:text-properties officeooo:rsid="01660699"/>
    </style:style>
    <style:style style:name="T108" style:family="text">
      <style:text-properties officeooo:rsid="016f51f8"/>
    </style:style>
    <style:style style:name="T109" style:family="text">
      <style:text-properties officeooo:rsid="01716d9e"/>
    </style:style>
    <style:style style:name="T110" style:family="text">
      <style:text-properties fo:font-style="normal" officeooo:rsid="01731283" style:font-style-asian="normal" style:font-style-complex="normal"/>
    </style:style>
    <style:style style:name="T111" style:family="text">
      <style:text-properties fo:font-style="normal" officeooo:rsid="0179ba8d" style:font-style-asian="normal" style:font-style-complex="normal"/>
    </style:style>
    <style:style style:name="T112" style:family="text">
      <style:text-properties fo:font-style="normal" officeooo:rsid="017b75ce" style:font-style-asian="normal" style:font-style-complex="normal"/>
    </style:style>
    <style:style style:name="T113" style:family="text">
      <style:text-properties fo:font-style="normal" officeooo:rsid="020a4747" style:font-style-asian="normal" style:font-style-complex="normal"/>
    </style:style>
    <style:style style:name="T114" style:family="text">
      <style:text-properties officeooo:rsid="0181f881"/>
    </style:style>
    <style:style style:name="T115" style:family="text">
      <style:text-properties officeooo:rsid="01875f9b"/>
    </style:style>
    <style:style style:name="T116" style:family="text">
      <style:text-properties officeooo:rsid="0168f8a4"/>
    </style:style>
    <style:style style:name="T117" style:family="text">
      <style:text-properties officeooo:rsid="016c1732"/>
    </style:style>
    <style:style style:name="T118" style:family="text">
      <style:text-properties officeooo:rsid="016afd95"/>
    </style:style>
    <style:style style:name="T119" style:family="text">
      <style:text-properties style:text-line-through-style="none" style:text-line-through-type="none" style:text-underline-style="none" style:text-blinking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3">USER GUIDE of </text:span><text:span text:style-name="T4">the </text:span><text:span text:style-name="T3">Acquisition GUI – </text:span><text:span text:style-name="T10">also Real-Time</text:span></text:p>
      <text:p text:style-name="P23">(ANTS2 script GUI)</text:p>
      <text:p text:style-name="P22"/>
      <text:p text:style-name="P22"/>
      <text:p text:style-name="P25">→ <text:span text:style-name="T11">The GUI script is executed in </text:span>ANTS2 scripting tool</text:p>
      <text:p text:style-name="P25">→ <text:span text:style-name="T11">Previously, the</text:span> websocket server in the TRBReader<text:span text:style-name="T11"> application must be</text:span> listening.</text:p>
      <text:p text:style-name="P4"/>
      <text:p text:style-name="P4"/>
      <text:p text:style-name="P4"><text:span text:style-name="T5">TO BE PERFORMED ONCE (e.g. in new installations) / </text:span><text:span text:style-name="T6">PREPARATION</text:span><text:span text:style-name="T3">: </text:span></text:p>
      <text:p text:style-name="P4"/>
      <text:p text:style-name="P5">- TRBReader<text:span text:style-name="T11"> (the software for “unpacking” of binary .HLD files, explore and </text:span><text:span text:style-name="T12">calculate the integral of</text:span><text:span text:style-name="T11"> the signals waveforms) can be downloaded from GitHub:</text:span></text:p>
      <text:p text:style-name="P5"/>
      <text:p text:style-name="P4"><text:a xlink:type="simple" xlink:href="https://github.com/andrmor/TRB3reader" text:style-name="Internet_20_link" text:visited-style-name="Visited_20_Internet_20_Link">https://github.com/andrmor/TRB3reader</text:a></text:p>
      <text:p text:style-name="P4"/>
      <text:p text:style-name="P4">- TRBReader can be running either in a remote machine or in the same machine <text:span text:style-name="T11">as ANTS2 script for GUI acquisition.</text:span> <text:span text:style-name="T11">The </text:span><text:span text:style-name="T39">ip_server </text:span><text:span text:style-name="T11">variable should be initialized ac</text:span><text:span text:style-name="T13">c</text:span><text:span text:style-name="T11">ordingly.</text:span></text:p>
      <text:p text:style-name="P27"/>
      <text:p text:style-name="P27">- <text:span text:style-name="T47">TRBReader</text:span><text:span text:style-name="T61"> requires some</text:span><text:span text:style-name="T47"> setting configurations</text:span><text:span text:style-name="T61">:</text:span></text:p>
      <text:p text:style-name="P27"/>
      <text:p text:style-name="P28"><text:tab/><text:span text:style-name="T62">i) Set the name of the FPGAs (in the TRB3 board) that control the two ADCs AddOns </text:span></text:p>
      <text:p text:style-name="P29"/>
      <text:p text:style-name="P31"><text:span text:style-name="T41"><text:tab/>In </text:span><text:span text:style-name="T42">TRBReade</text:span><text:span text:style-name="T41">r</text:span><text:span text:style-name="T42"> “</text:span><text:span text:style-name="T40">TRB3</text:span><text:span text:style-name="T42">” tab:</text:span></text:p>
      <text:p text:style-name="P31"/>
      <text:p text:style-name="P31"><text:tab/><text:span text:style-name="T63">List of </text:span><text:span text:style-name="T44">datakinds</text:span><text:span text:style-name="T63"> in HLD files to process:</text:span></text:p>
      <text:p text:style-name="P31"><text:tab/></text:p>
      <text:p text:style-name="P31"><text:tab/><text:tab/>→<text:span text:style-name="T63"> 49936 (hex: c310)</text:span></text:p>
      <text:p text:style-name="P31"><text:tab/><text:tab/>→<text:span text:style-name="T63"> 49937 (hex: c311)</text:span></text:p>
      <text:p text:style-name="P31"/>
      <text:p text:style-name="P28"><text:tab/>i<text:span text:style-name="T64">i</text:span>) In <text:span text:style-name="T46">TRBReader the channels mapping</text:span> <text:span text:style-name="T65">must be writen. The mapping is the </text:span>correspondence between hardware/board channels and logic channels – logic numbers correspond to the typical SiPMs layout our group use for the array of 64 sensors <text:span text:style-name="T66">(SiPM#0 in the upper leftcorner of the squared array)</text:span></text:p>
      <text:p text:style-name="P27"/>
      <text:p text:style-name="P30"/>
      <text:p text:style-name="P30"><text:span text:style-name="T67"><text:tab/>In </text:span>TRBReade<text:span text:style-name="T67">r</text:span> “Channels” tab:</text:p>
      <text:p text:style-name="P30"/>
      <text:p text:style-name="P32"><text:span text:style-name="T68"><text:tab/>→</text:span><text:span text:style-name="T69"> </text:span><text:span text:style-name="T68">Mapping</text:span> (hardware channel numbers sorted by logical number):</text:p>
      <text:p text:style-name="P32"/>
      <text:p text:style-name="P2">0 47 45 46 4 43 41 42 2 1 35 44 6 5 39 40 8 3 33 34 12 7 37 38 10 9 11 32 14 13 15 36 84 63 61 62 80 59 57 58 86 85 55 60 82 81 51 56 88 87 53 54 92 83 49 50 90 89 91 52 94 93 95 48 16 17 64 65 18 19 20 21 22 23 24 25 26 27 28 29 30 31 66 67 68 69 70 71 72 73 74 75 76 77 78 79 </text:p>
      <text:p text:style-name="P33"><text:span text:style-name="T68"/></text:p>
      <text:p text:style-name="P33"><text:span text:style-name="T68"><text:tab/>→</text:span><text:span text:style-name="T69"> </text:span><text:span text:style-name="T70">Channels with negative polarity</text:span>:</text:p>
      <text:p text:style-name="P33"/>
      <text:p text:style-name="P33"><text:tab/>By default channels are assumed to have positive polarity.</text:p>
      <text:p text:style-name="P33"><text:tab/>Hardware channels with negative polarity:</text:p>
      <text:p text:style-name="P33"/>
      <text:p text:style-name="P3"><text:tab/>0-15, 32-63, 80-95</text:p>
      <text:p text:style-name="P33"/>
      <text:p text:style-name="P27"><text:tab/><text:span text:style-name="T71">i</text:span>ii) <text:span text:style-name="T48">Signals extraction method</text:span><text:span text:style-name="T72">: “Integrate waveform” from </text:span><text:span text:style-name="T48">11</text:span><text:span text:style-name="T72"> to </text:span><text:span text:style-name="T48">28</text:span><text:span text:style-name="T72"> (when 30 samples are acquired). Other methods are availble, such as take the maximum of each waveform.</text:span></text:p>
      <text:p text:style-name="P27"/>
      <text:p text:style-name="P27">- <text:span text:style-name="T49">Useful tip:</text:span><text:span text:style-name="T73"> </text:span>In the <text:span text:style-name="T46">CTS web browser</text:span> (see how to access below: step 2.) one can export some of the TRB3 acquisition configurations (such as the trigger thresholds):</text:p>
      <text:p text:style-name="P27"/>
      <text:p text:style-name="P60">In the upper part of the web page: </text:p>
      <text:p text:style-name="P60"><text:soft-page-break/>Export CTS Configuration <text:a xlink:type="simple" xlink:href="http://10.0.0.1:1234/cts/cts.pl?dump,trbcmd" text:style-name="Internet_20_link" text:visited-style-name="Visited_20_Internet_20_Link">as TrbCmd script</text:a><text:span text:style-name="T1"> <text:s/></text:span><text:a xlink:type="simple" xlink:href="http://10.0.0.1:1234/cts/cts.pl?dump,shell" text:style-name="Internet_20_link" text:visited-style-name="Visited_20_Internet_20_Link">as shell scr</text:a><text:a xlink:type="simple" xlink:href="http://10.0.0.1:1234/cts/cts.pl?dump,shell" text:style-name="Internet_20_link" text:visited-style-name="Visited_20_Internet_20_Link">ipt</text:a></text:p>
      <text:p text:style-name="P34"/>
      <text:p text:style-name="P27">Actually one file/script called “cts-dump.sh” is being called in the preparation of TRB3: when the button “<text:span text:style-name="T74">Connect</text:span> TRB3 DAQ” is pressed.</text:p>
      <text:p text:style-name="P6"/>
      <text:p text:style-name="P6"/>
      <text:p text:style-name="P6">- <text:span text:style-name="T75">How to change the number of </text:span><text:span text:style-name="T7">digitized samples per waveform</text:span><text:span text:style-name="T75">?</text:span></text:p>
      <text:p text:style-name="P6"/>
      <text:p text:style-name="P8"><text:span text:style-name="T11">In the web browser control “</text:span><text:span text:style-name="T14">BufferConfig”</text:span><text:span text:style-name="T11"> (e.g. </text:span><text:a xlink:type="simple" xlink:href="http://10.0.0.1:1234/addons/adc.pl?BufferConfig" text:style-name="Internet_20_link" text:visited-style-name="Visited_20_Internet_20_Link"><text:span text:style-name="T11">http://10.0.0.1:1234/addons/adc.pl?BufferConfig</text:span></text:a><text:span text:style-name="T11">) </text:span><text:span text:style-name="T15">there are configurable parameters for each FPGA controlling an ADC (set the parameters for the two FPGAs in case of two ADC AddOns). </text:span><text:span text:style-name="T14">Example:</text:span></text:p>
      <text:p text:style-name="P35"/>
      <text:list xml:id="list2577469992" text:style-name="L1">
        <text:list-item>
          <text:p text:style-name="P9"><text:span text:style-name="T11">Number of </text:span>samples<text:span text:style-name="T11">: </text:span><text:span text:style-name="T14">30</text:span></text:p>
        </text:list-item>
        <text:list-item>
          <text:p text:style-name="P10"><text:span text:style-name="T11">Number </text:span><text:span text:style-name="T16">of</text:span><text:span text:style-name="T11"> </text:span>samples after trigger<text:span text:style-name="T11">: 60</text:span></text:p>
        </text:list-item>
        <text:list-item>
          <text:p text:style-name="P12">Downsampling<text:span text:style-name="T11">: </text:span><text:span text:style-name="T17">2 (</text:span><text:span text:style-name="T76">20MHz instead 40MHz? - confirm</text:span><text:span text:style-name="T18">)</text:span></text:p>
        </text:list-item>
      </text:list>
      <text:p text:style-name="P36"/>
      <text:p text:style-name="P13"><text:span text:style-name="T17"><text:tab/></text:span><text:span text:style-name="T16">T</text:span><text:span text:style-name="T19">he</text:span><text:span text:style-name="T16"> “number of samples after trigger” </text:span><text:span text:style-name="T20">to be set can be calculated as follows:</text:span></text:p>
      <text:p text:style-name="P37"/>
      <text:p text:style-name="P13"><text:span text:style-name="T20"><text:tab/>Specified </text:span><text:span text:style-name="T16">“</text:span><text:span text:style-name="T77">SamplesAfterTrigger</text:span><text:span text:style-name="T20">” </text:span><text:span text:style-name="T21">= </text:span><text:span text:style-name="T20">“Real” # of samples after trigger </text:span><text:span text:style-name="T78">×</text:span><text:span text:style-name="T22"> downsampling </text:span><text:span text:style-name="T78">×</text:span><text:span text:style-name="T22"> 2</text:span></text:p>
      <text:p text:style-name="P38"><text:tab/></text:p>
      <text:p text:style-name="P13"><text:span text:style-name="T23"><text:tab/><text:tab/>E.g: </text:span><text:span text:style-name="T80">60</text:span><text:span text:style-name="T23"> = 15 </text:span><text:span text:style-name="T78">× </text:span><text:span text:style-name="T79">2 </text:span><text:span text:style-name="T78">× </text:span><text:span text:style-name="T79">2</text:span></text:p>
      <text:p text:style-name="P38"/>
      <text:p text:style-name="P11"><text:span text:style-name="T11">The same value of number of samples must be used as “number of words”. This can be set in other “tab” (webpage) called “ConfigProcessor”: <text:s/></text:span><text:a xlink:type="simple" xlink:href="http://10.0.0.1:1234/addons/adc.pl?ConfigProcessor" text:style-name="Internet_20_link" text:visited-style-name="Visited_20_Internet_20_Link"><text:span text:style-name="T24">http://10.0.0.1:1234/addons/adc.pl?</text:span></text:a><text:a xlink:type="simple" xlink:href="http://10.0.0.1:1234/addons/adc.pl?ConfigProcessor" text:style-name="Internet_20_link" text:visited-style-name="Visited_20_Internet_20_Link"><text:span text:style-name="T11">ConfigProcessor</text:span></text:a><text:span text:style-name="T11"> :</text:span></text:p>
      <text:p text:style-name="P39"/>
      <text:list xml:id="list3587010760" text:style-name="L3">
        <text:list-item>
          <text:p text:style-name="P14"><text:span text:style-name="T11">Number of </text:span>Words<text:span text:style-name="T11">: 30</text:span></text:p>
        </text:list-item>
      </text:list>
      <text:p text:style-name="P24">***</text:p>
      <text:p text:style-name="P8"/>
      <text:p text:style-name="P15">- Special notes on the allowed <text:span text:style-name="T81">throughput</text:span> using 1 Gbit Ethernet connection:</text:p>
      <text:p text:style-name="P15"/>
      <text:p text:style-name="P40">In TRB3 documentation (<text:span text:style-name="T82">Ref</text:span>: <text:span text:style-name="T83">in</text:span> <text:a xlink:type="simple" xlink:href="http://trb.gsi.de/" text:style-name="Internet_20_link" text:visited-style-name="Visited_20_Internet_20_Link">http://trb.gsi.de/</text:a> <text:span text:style-name="T82">click “TRB3 Documents”, where there is a table of specifications</text:span>) it is writen than the maximum throughput when using only 1 Gbit Ethernet connection is ~9<text:span text:style-name="T83">5</text:span> M<text:span text:style-name="T84">Bytes</text:span>/s.</text:p>
      <text:p text:style-name="P40"/>
      <text:p text:style-name="P41">Example:</text:p>
      <text:p text:style-name="P41"><text:s/>→ if 30 samples per signal waveform are being used and the events trigger rate is ~2KHz:</text:p>
      <text:p text:style-name="P41"/>
      <text:p text:style-name="P41"><text:tab/>2 kHz x 64 channels x 30 samples x <text:span text:style-name="T85">4 bytes</text:span> per sample<text:note text:id="ftn0" text:note-class="footnote"><text:note-citation>1</text:note-citation><text:note-body><text:p text:style-name="P63">People from GSI TRB3 group told that each sample is digitized with 4 bytes.</text:p></text:note-body></text:note> = <text:span text:style-name="T85">15.36</text:span> Mbits/s</text:p>
      <text:p text:style-name="P41"/>
      <text:p text:style-name="P41"><text:span text:style-name="T86">→ The </text:span><text:span text:style-name="T50">maximum events trigger rate</text:span><text:span text:style-name="T86"> for a throughput of 95 Mb/s:</text:span></text:p>
      <text:p text:style-name="P41"/>
      <text:p text:style-name="P41"><text:tab/><text:span text:style-name="T86">95 MB/s / (64 ch x 30 samples x 4 bytes) = 12,3 kHz.</text:span></text:p>
      <text:p text:style-name="P15"/>
      <text:p text:style-name="P15">→<text:span text:style-name="T87"> </text:span><text:span text:style-name="T25">If </text:span><text:span text:style-name="T87">20 samples </text:span><text:span text:style-name="T25">per waveform:</text:span><text:span text:style-name="T87"> 18,5 kHz</text:span></text:p>
      <text:p text:style-name="P15">→<text:span text:style-name="T88"> </text:span><text:span text:style-name="T26">If </text:span><text:span text:style-name="T88">15 samples </text:span><text:span text:style-name="T26">per waveform:</text:span><text:span text:style-name="T88"> 24,7 kHz</text:span></text:p>
      <text:p text:style-name="P15">→<text:span text:style-name="T87"> </text:span><text:span text:style-name="T25">If </text:span><text:span text:style-name="T87">12 samples</text:span><text:span text:style-name="T25"> per waveform:</text:span><text:span text:style-name="T87"> 30.9</text:span><text:span text:style-name="T89"> kHz</text:span></text:p>
      <text:p text:style-name="P61"><text:span text:style-name="T1">STEPS </text:span><text:span text:style-name="T2">when using TRB3 GUI Acquisition</text:span><text:span text:style-name="T1">:</text:span></text:p>
      <text:p text:style-name="P26"><text:span text:style-name="T119">USER GUIDE</text:span></text:p>
      <text:p text:style-name="P7"/>
      <text:p text:style-name="P7"/>
      <text:p text:style-name="P50"><text:span text:style-name="T91">1) </text:span><text:span text:style-name="T51">Open TRBReader</text:span><text:span text:style-name="T91"> and </text:span><text:span text:style-name="T51">launch websocket server</text:span></text:p>
      <text:p text:style-name="P50"/>
      <text:p text:style-name="P50"><text:tab/>→<text:span text:style-name="T92"> Server tab → “Configure Websocket server”</text:span></text:p>
      <text:p text:style-name="P51"><text:tab/><text:tab/></text:p>
      <text:p text:style-name="P51"><text:tab/><text:tab/><text:span text:style-name="T93">E.g. for localhost → IP: </text:span><text:span text:style-name="T46">127.0.0.1</text:span> , <text:span text:style-name="T94">Server </text:span>port: <text:span text:style-name="T46">1234</text:span><text:span text:style-name="T52">5</text:span></text:p>
      <text:p text:style-name="P51"/>
      <text:p text:style-name="P52"><text:tab/>→<text:span text:style-name="T93"> </text:span>Press <text:span text:style-name="T43">Start</text:span></text:p>
      <text:p text:style-name="P50"/>
      <text:p text:style-name="P53">2) Run the <text:span text:style-name="T46">ANTS2 script “GUI TRB3 Acquisition</text:span>”</text:p>
      <text:p text:style-name="P53"/>
      <text:p text:style-name="P59"><text:span text:style-name="T95">→ Write in the beginning of the script the </text:span><text:span text:style-name="T53">IP address</text:span><text:span text:style-name="T95"> of the machine that is running TRBReader (and will process the .HLD files). </text:span></text:p>
      <text:p text:style-name="P59"/>
      <text:p text:style-name="P53"><text:tab/>E.g. If it is the same machine that is running ANTS2, localhost, use: </text:p>
      <text:p text:style-name="P59"><text:tab/><text:tab/></text:p>
      <text:p text:style-name="P59"><text:tab/><text:tab/>var ip_server = "ws://127.0.0.1:"</text:p>
      <text:p text:style-name="P53"/>
      <text:p text:style-name="P55">3) <text:span text:style-name="T46">Connect TRB3 DAQ</text:span></text:p>
      <text:p text:style-name="P17"/>
      <text:p text:style-name="P42"><text:tab/><text:span text:style-name="T96">When the button “</text:span><text:span text:style-name="T8">Connect TRB3 DAQ</text:span><text:span text:style-name="T96">” is pressed one </text:span><text:span text:style-name="T45">ssh</text:span><text:span text:style-name="T96"> command is sent to the TRB3 controller (Odroid) to execute one script (on the controller machine) to launch the acquisition system.</text:span></text:p>
      <text:p text:style-name="P42"/>
      <text:p text:style-name="P42"><text:tab/><text:span text:style-name="T96">The values of the </text:span><text:span text:style-name="T54">trigger thresholds</text:span><text:span text:style-name="T96"> (see 4.2) will be set with the values in the GUI text fields “</text:span><text:span text:style-name="T45">Thrs CTS Ch9</text:span><text:span text:style-name="T96">” and “</text:span><text:span text:style-name="T45">Thrs CTS Ch10</text:span><text:span text:style-name="T96">”. They can be changed at any moment pressing the button “</text:span><text:span text:style-name="T45">Change Thrs</text:span><text:span text:style-name="T96">”.</text:span></text:p>
      <text:p text:style-name="P42"/>
      <text:p text:style-name="P42"><text:tab/><text:span text:style-name="T97">The acquisition system can be disconnected pressing the button “</text:span><text:span text:style-name="T9">Disconnect TRB3 DAQ</text:span><text:span text:style-name="T97">”</text:span></text:p>
      <text:p text:style-name="P42"/>
      <text:p text:style-name="P54"><text:tab/><text:span text:style-name="T98">One can m</text:span>onitorize if TRB3 is <text:span text:style-name="T98">already </text:span>availa<text:span text:style-name="T98">b</text:span>le for acquisitions using the <text:span text:style-name="T99">CTS control webpage (see below). It can take some seconds to prepare the sytem (typically ~25s) .</text:span></text:p>
      <text:p text:style-name="P54"/>
      <text:p text:style-name="P54"><text:tab/><text:span text:style-name="T100">A round </text:span><text:span text:style-name="T59">Yellow</text:span><text:span text:style-name="T100"> signal will appear in the CTS web browser controller whenever the CTS is available for acquisitions. </text:span><text:span text:style-name="T60">Red</text:span><text:span text:style-name="T100"> signal means that the system is not available and </text:span><text:span text:style-name="T90">Green</text:span><text:span text:style-name="T100"> means that an acquisition is being performed.</text:span></text:p>
      <text:p text:style-name="P55"/>
      <text:p text:style-name="P56"><text:span text:style-name="T101">4</text:span>) <text:span text:style-name="T55">CTS web control</text:span><text:span text:style-name="T102"> of TRB3</text:span></text:p>
      <text:p text:style-name="P57"><text:line-break/><text:tab/><text:span text:style-name="T103">4.1) </text:span><text:span text:style-name="T104">Central Trigger System (</text:span><text:span text:style-name="T105">CTS controler)</text:span></text:p>
      <text:p text:style-name="P57"><text:tab/></text:p>
      <text:p text:style-name="P57"><text:tab/><text:a xlink:type="simple" xlink:href="http://10.0.0.1:1234/cts/cts.htm" text:style-name="Internet_20_link" text:visited-style-name="Visited_20_Internet_20_Link">http://10.0.0.1:1234/cts/cts.ht</text:a></text:p>
      <text:p text:style-name="P58"/>
      <text:p text:style-name="P58"><text:tab/><text:span text:style-name="T103">4.2) Web browser tab for configurations (e.g. number of samples, trigger thresholds)</text:span></text:p>
      <text:p text:style-name="P18"><text:a xlink:type="simple" xlink:href="http://10.0.0.1:1234/addons/adc.pl?BufferConfig" text:style-name="Internet_20_link" text:visited-style-name="Visited_20_Internet_20_Link"><text:span text:style-name="T11"/></text:a></text:p>
      <text:p text:style-name="P18"><text:span text:style-name="T11"><text:tab/></text:span><text:a xlink:type="simple" xlink:href="http://10.0.0.1:1234/addons/adc.pl?BufferConfig" text:style-name="Internet_20_link" text:visited-style-name="Visited_20_Internet_20_Link"><text:span text:style-name="T11">http://10.0.0.1:1234/addons/adc.pl?BufferConfig</text:span></text:a></text:p>
      <text:p text:style-name="P18"/>
      <text:p text:style-name="P19">5) Acquisition</text:p>
      <text:p text:style-name="P19"/>
      <text:p text:style-name="P19"><text:tab/><text:span text:style-name="T11">Acquisitions can be performed </text:span><text:span text:style-name="T27">for a certain amount of time (in seconds)</text:span></text:p>
      <text:p text:style-name="P43"><text:tab/>Previously the directory for the .HLD files and the size of the files must be <text:span text:style-name="T106">specified</text:span>.</text:p>
      <text:p text:style-name="P43"/>
      <text:p text:style-name="P20"><text:span text:style-name="T11">6) </text:span>Processing of .HLD files</text:p>
      <text:p text:style-name="P20"/>
      <text:p text:style-name="P20"><text:soft-page-break/><text:span text:style-name="T11"><text:tab/>Using the settings in the TRBReader (e.g. Signals extraction method – </text:span><text:span text:style-name="T28">integration window</text:span><text:span text:style-name="T11">) </text:span><text:span text:style-name="T28">the .HLD files will be processed and the resulting files (.DAT) will be saved in the same directory of the acquired files.</text:span></text:p>
      <text:p text:style-name="P19"/>
      <text:p text:style-name="P19"><text:tab/><text:span text:style-name="T28">Use the button </text:span><text:span text:style-name="T107">“Process .HLD files”</text:span></text:p>
      <text:p text:style-name="P16"/>
      <text:p text:style-name="P16">7) Real-Time acquisitions</text:p>
      <text:p text:style-name="P16"/>
      <text:p text:style-name="P16"><text:span text:style-name="T29">→</text:span><text:span text:style-name="T30"> </text:span><text:span text:style-name="T29">Fill the text field with the real-time configuration settings:</text:span></text:p>
      <text:p text:style-name="P44"/>
      <text:p text:style-name="P16"><text:span text:style-name="T29"><text:tab/>- </text:span><text:span text:style-name="T30">D</text:span><text:span text:style-name="T29">irectory and size of the .HLD files </text:span></text:p>
      <text:p text:style-name="P16"><text:tab/>- <text:span text:style-name="T108">Real-time buffer size (this buffer works in FIFO mode)</text:span></text:p>
      <text:p text:style-name="P16"/>
      <text:p text:style-name="P16">→<text:span text:style-name="T109"> </text:span><text:span text:style-name="T30">Select if</text:span><text:span text:style-name="T109"> </text:span>Chi2 monitoring<text:span text:style-name="T11"> </text:span><text:span text:style-name="T30">is desired </text:span><text:span text:style-name="T31">(checkbox </text:span><text:span text:style-name="T32">type selection</text:span><text:span text:style-name="T31">)</text:span></text:p>
      <text:p text:style-name="P45"><text:tab/></text:p>
      <text:p text:style-name="P16"><text:span text:style-name="T31"><text:tab/></text:span><text:span text:style-name="T33">This option </text:span><text:span text:style-name="T34">m</text:span><text:span text:style-name="T33">ust be selected before starting the real-time acquisition.</text:span></text:p>
      <text:p text:style-name="P16"><text:span text:style-name="T31"><text:tab/></text:span><text:span text:style-name="T35">If chi2 monitoring is desired, some parameters must be defined:</text:span></text:p>
      <text:p text:style-name="P46"><text:tab/></text:p>
      <text:p text:style-name="P46"><text:tab/><text:tab/>- Chi2 reference value </text:p>
      <text:p text:style-name="P46"><text:tab/><text:tab/>- Number of events for which Chi2 will be averaged for control</text:p>
      <text:p text:style-name="P16"><text:span text:style-name="T35"><text:tab/><text:tab/>- </text:span><text:span text:style-name="T36">Goodness margin factor </text:span><text:span text:style-name="T37">(value between 0.0 and 1.0)</text:span></text:p>
      <text:p text:style-name="P47"/>
      <text:p text:style-name="P16"><text:span text:style-name="T31">→</text:span><text:span text:style-name="T35"> Select if </text:span><text:span text:style-name="T110">.</text:span><text:span text:style-name="T111">HLD files </text:span><text:span text:style-name="T112">are</text:span><text:span text:style-name="T111"> </text:span><text:span text:style-name="T113">to be </text:span><text:span text:style-name="T111">deleted</text:span><text:span text:style-name="T33"> after processing. This can be changed in real-time!</text:span></text:p>
      <text:p text:style-name="P16"/>
      <text:p text:style-name="P16"/>
      <text:p text:style-name="P16">8) Pedestals</text:p>
      <text:p text:style-name="P21"/>
      <text:p text:style-name="P21"><text:tab/>8.1) Acquire Pedestals<text:tab/></text:p>
      <text:p text:style-name="P48"><text:tab/><text:tab/><text:span text:style-name="T114">Define:</text:span></text:p>
      <text:p text:style-name="P62"><text:span text:style-name="T56">1) Directory</text:span><text:span text:style-name="T114"> and </text:span><text:span text:style-name="T56">2) size of .HLD files</text:span><text:span text:style-name="T114"> (by default the directory is called “Pedestals” and the its path is taken from the GUI text field of the directories for Acquisition</text:span></text:p>
      <text:p text:style-name="P48"/>
      <text:p text:style-name="P48"><text:span text:style-name="T114"><text:tab/><text:tab/><text:tab/></text:span><text:span text:style-name="T56">3) Acquisition time</text:span><text:span text:style-name="T114"> (seconds)</text:span></text:p>
      <text:p text:style-name="P48"/>
      <text:p text:style-name="P48"><text:tab/><text:span text:style-name="T57">8.2) Process .HLD files</text:span><text:span text:style-name="T115"> from pedestals</text:span></text:p>
      <text:p text:style-name="P21"><text:tab/>8.3) Calculate Pedest<text:tab/>als</text:p>
      <text:p text:style-name="P16"><text:tab/><text:span text:style-name="T116">8.4) Set Pedestals in ANTS2 loading data pre-processing <text:s/></text:span></text:p>
      <text:p text:style-name="P16"/>
      <text:p text:style-name="P49"><text:tab/></text:p>
      <text:p text:style-name="P16">9) Calculate LRFs</text:p>
      <text:p text:style-name="P16"/>
      <text:p text:style-name="P16"><text:tab/><text:span text:style-name="T11">The directory with a Flood Field data (already processed) must be set.</text:span></text:p>
      <text:p text:style-name="P16"><text:tab/></text:p>
      <text:p text:style-name="P49"><text:tab/>→<text:span text:style-name="T117"> The</text:span><text:span text:style-name="T58"> LRFs parameters</text:span><text:span text:style-name="T118"> are taken from the respective GUI text fields:</text:span></text:p>
      <text:p text:style-name="P49"/>
      <text:p text:style-name="P49"><text:tab/><text:tab/>- <text:span text:style-name="T118">Compression factor</text:span></text:p>
      <text:p text:style-name="P49"><text:tab/><text:tab/>- <text:span text:style-name="T118">Switchover</text:span></text:p>
      <text:p text:style-name="P49"><text:tab/><text:tab/>- <text:span text:style-name="T118">Smoothness</text:span></text:p>
      <text:p text:style-name="P16"><text:tab/></text:p>
      <text:p text:style-name="P16"><text:tab/>→<text:span text:style-name="T117"> Press</text:span><text:span text:style-name="T38"> the button</text:span><text:span text:style-name="T118"> “Calculate NEW LRFs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531cm" fo:margin-bottom="0.48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66cm" fo:margin-left="0cm" fo:margin-right="0cm" fo:margin-top="0.499cm" fo:border="none" fo:padding="0cm" style:shadow="none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3:04:03.752283647</meta:creation-date>
    <dc:date>2019-02-18T13:29:13.688194193</dc:date>
    <meta:editing-duration>PT25M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4" meta:paragraph-count="113" meta:word-count="1223" meta:character-count="7136" meta:non-whitespace-character-count="5921"/>
  </office:meta>
</office:document-meta>
</file>